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, system-ui, 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.75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.75pt" fo:letter-spacing="normal" fo:font-style="normal" fo:font-weight="normal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text-indent="0cm" style:auto-text-indent="false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0">
      <style:paragraph-properties fo:margin-left="0cm" fo:margin-right="0cm" fo:text-indent="0cm" style:auto-text-indent="false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1">
      <style:paragraph-properties fo:margin-left="0cm" fo:margin-right="0cm" fo:text-indent="0cm" style:auto-text-indent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создания нейронной сети, способной генерировать текстовые отзывы о различных местах на основе указанных входных параметров, можно использовать архитектуры, такие как RNN (рекуррентные нейронные сети) или трансформеры, например, GPT. Я опишу общий подход к решению этой задачи.</text:p>
      <text:h text:style-name="P2" text:outline-level="3">Шаг 1: Подготовка данных</text:h>
      <text:list text:style-name="L1">
        <text:list-item>
          <text:p text:style-name="P3"><text:span text:style-name="Strong_20_Emphasis">Сбор и очистка данных</text:span>: Начните с работы с имеющимися данными. Необходимо привести их к единому формату, выделив столбцы для <text:span text:style-name="Source_20_Text">address</text:span>, <text:span text:style-name="Source_20_Text">name_ru</text:span>, <text:span text:style-name="Source_20_Text">rating</text:span>, <text:span text:style-name="Source_20_Text">rubrics</text:span> и <text:span text:style-name="Source_20_Text">text</text:span>.</text:p>
        </text:list-item>
        <text:list-item>
          <text:p text:style-name="P4"><text:span text:style-name="Strong_20_Emphasis">Обогащение данных</text:span>: Можно дополнительно собрать отзывы из различных источников, чтобы у модели было больше информации для обучения.</text:p>
        </text:list-item>
      </text:list>
      <text:h text:style-name="P2" text:outline-level="3">Шаг 2: Обработка данных</text:h>
      <text:list text:style-name="L2">
        <text:list-item>
          <text:p text:style-name="P5"><text:span text:style-name="Strong_20_Emphasis">Токенизация</text:span>: Используйте библиотеку, такую как Hugging Face Tokenizers, чтобы разбить текст на токены, которые сможет понять модель.</text:p>
        </text:list-item>
        <text:list-item>
          <text:p text:style-name="P6"><text:span text:style-name="Strong_20_Emphasis">Создание обучающего и тестового наборов</text:span>: Обычно данные делят на 80% для обучения и 20% для тестирования.</text:p>
        </text:list-item>
      </text:list>
      <text:h text:style-name="P2" text:outline-level="3">Шаг 3: Модель</text:h>
      <text:list text:style-name="L3">
        <text:list-item>
          <text:p text:style-name="P7"><text:span text:style-name="Strong_20_Emphasis">Выбор архитектуры</text:span>:</text:p>
          <text:list>
            <text:list-item>
              <text:p text:style-name="P7">Для простоты можно взять уже существующую модель, например, BERT или GPT-2/3, предобученную на больших объемах текста, и дообучить её на ваших данных. Это сократит время обучения и повысит качество генерации.</text:p>
            </text:list-item>
          </text:list>
        </text:list-item>
        <text:list-item>
          <text:p text:style-name="P8"><text:span text:style-name="Strong_20_Emphasis">Формулировка задачи</text:span>: Определите, какие входные данные будут использоваться для генерации отзыва. Например, комбинируйте <text:span text:style-name="Source_20_Text">name_ru</text:span>, <text:span text:style-name="Source_20_Text">rating</text:span> и <text:span text:style-name="Source_20_Text">rubrics</text:span> как вводимые параметры, а текст отзыва - как желаемый вывод.</text:p>
        </text:list-item>
      </text:list>
      <text:h text:style-name="P2" text:outline-level="3">Шаг 4: Обучение</text:h>
      <text:list text:style-name="L4">
        <text:list-item>
          <text:p text:style-name="P9"><text:span text:style-name="Strong_20_Emphasis">Обучение модели</text:span>: Запустите процесс обучения, используя подходящие параметры, такие как размер батча, количество эпох и скорость обучения.</text:p>
        </text:list-item>
        <text:list-item>
          <text:p text:style-name="P10"><text:span text:style-name="Strong_20_Emphasis">Мониторинг производительности</text:span>: Следите за метриками обучения и тестирования, чтобы избежать переобучения.</text:p>
        </text:list-item>
      </text:list>
      <text:h text:style-name="P2" text:outline-level="3">Шаг 5: Генерация текста</text:h>
      <text:list text:style-name="L5">
        <text:list-item>
          <text:p text:style-name="P11"><text:span text:style-name="Strong_20_Emphasis">Создание функции для генерации отзывов</text:span>: Используя обученную модель, создайте функцию, которая будет принимать входные параметры и возвращать сгенерированный текст.</text:p>
        </text:list-item>
        <text:list-item>
          <text:p text:style-name="P12"><text:span text:style-name="Strong_20_Emphasis">Постобработка</text:span>: Могут потребоваться дополнительные правила для обработки сгенерированного текста, чтобы он выглядел более естественно.</text:p>
        </text:list-item>
      </text:list>
      <text:h text:style-name="P2" text:outline-level="3">Пример кода</text:h>
      <text:p text:style-name="P1">Ниже представлен упрощённый пример кода с использованием библиотеки Hugging Face Transformers для генерации отзыва на основе входных данных.</text:p>
      <text:p text:style-name="P13"><text:soft-page-break/>python</text:p>
      <text:p text:style-name="P1">Копировать</text:p>
      <text:p text:style-name="P14"><text:span text:style-name="Source_20_Text">from transformers import GPT2LMHeadModel, GPT2Tokenizer</text:span></text:p>
      <text:p text:style-name="P14"><text:span text:style-name="Source_20_Text">import torch</text:span></text:p>
      <text:p text:style-name="Preformatted_20_Text"/>
      <text:p text:style-name="P14"><text:span text:style-name="Source_20_Text"># Загрузка предобученной модели и токенизатора</text:span></text:p>
      <text:p text:style-name="P14"><text:span text:style-name="Source_20_Text">model_name = "gpt2"</text:span></text:p>
      <text:p text:style-name="Preformatted_20_Text"><text:span text:style-name="Source_20_Text">model = GPT2LMHeadModel.from_pretrained(model_name)</text:span></text:p>
      <text:p text:style-name="Preformatted_20_Text"><text:span text:style-name="Source_20_Text">tokenizer = GPT2Tokenizer.from_pretrained(model_name)</text:span></text:p>
      <text:p text:style-name="Preformatted_20_Text"/>
      <text:p text:style-name="P14"><text:span text:style-name="Source_20_Text"># Функция генерации текста</text:span></text:p>
      <text:p text:style-name="P14"><text:span text:style-name="Source_20_Text">def generate_review(address, name, rating, rubrics):</text:span></text:p>
      <text:p text:style-name="P14"><text:span text:style-name="Source_20_Text"><text:s text:c="4"/>prompt = f"Адрес: {address}\nНазвание: {name}\nРейтинг: {rating}\nКатегории: {rubrics}\nОтзыв: "</text:span></text:p>
      <text:p text:style-name="P14"><text:span text:style-name="Source_20_Text"><text:s text:c="4"/>inputs = tokenizer.encode(prompt, return_tensors='pt')</text:span></text:p>
      <text:p text:style-name="P14"><text:span text:style-name="Source_20_Text"><text:s text:c="4"/>outputs = model.generate(inputs, max_length=200, num_return_sequences=1)</text:span></text:p>
      <text:p text:style-name="P14"><text:span text:style-name="Source_20_Text"><text:s text:c="4"/>return tokenizer.decode(outputs[0], skip_special_tokens=True)</text:span></text:p>
      <text:p text:style-name="Preformatted_20_Text"/>
      <text:p text:style-name="P14"><text:span text:style-name="Source_20_Text"># Пример использования функции</text:span></text:p>
      <text:p text:style-name="P14"><text:span text:style-name="Source_20_Text">review = generate_review("Екатеринбург, ул. Московская", "Московский квартал", "3", "Жилой комплекс")</text:span></text:p>
      <text:p text:style-name="P15"><text:span text:style-name="Source_20_Text">print(review)</text:span></text:p>
      <text:h text:style-name="P2" text:outline-level="3">Заключение</text:h>
      <text:p text:style-name="P1">Это лишь базовый пример подхода к решению задачи, и для создания высококачественной модели может потребоваться более глубокая проработка архитектуры и параметров, а также разнообразие в обучающих данных. Вы можете адаптировать этот подход, в зависимости от ваших требований и доступных ресурсо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Какая модель менее требовательная к вычислительным ресурсам? Сколько времени потребуется тренировать модель на 500000 строк представленных данных (достeпный компьютер на базе i5-13400 c nVidia GeForce RTX 4700)?</text:p>
      <text:p text:style-name="Standard"/>
      <text:p text:style-name="Standard"/>
      <text:p text:style-name="Standard"/>
      <text:p text:style-name="P1">Выбор менее требовательной модели между BERT и GPT-2/3 зависит от конкретных задач и архитектур. Давайте рассмотрим их:</text:p>
      <text:h text:style-name="P2" text:outline-level="3">Сравнение моделей</text:h>
      <text:list text:style-name="L6">
        <text:list-item>
          <text:p text:style-name="P17"><text:span text:style-name="Strong_20_Emphasis">BERT</text:span>:</text:p>
          <text:list>
            <text:list-item>
              <text:p text:style-name="P17">BERT (Bidirectional Encoder Representations from Transformers) — это модель, основанная на энкодерах, которая хорошо подходит для задач, связанных с пониманием языка, таких как классификация текста или извлечение информации.</text:p>
            </text:list-item>
            <text:list-item>
              <text:p text:style-name="P17"><text:soft-page-break/>Она менее требовательна к ресурсам по сравнению с GPT-2/3 для задач, не связанных с генерацией текста, например, если вы хотите извлекать информацию из текстов или классифицировать их.</text:p>
            </text:list-item>
          </text:list>
        </text:list-item>
        <text:list-item>
          <text:p text:style-name="P17"><text:span text:style-name="Strong_20_Emphasis">GPT-2/3</text:span>:</text:p>
          <text:list>
            <text:list-item>
              <text:p text:style-name="P17">GPT (Generative Pre-trained Transformer) ориентирован на задачи генерации текста. Он также требует больше ресурсов, особенно последующие версии (например, GPT-3), поскольку они содержат больше параметров.</text:p>
            </text:list-item>
            <text:list-item>
              <text:p text:style-name="P18">Если ваша цель — генерация качественных отзывов, GPT-2 является более подходящей моделью, чем BERT.</text:p>
            </text:list-item>
          </text:list>
        </text:list-item>
      </text:list>
      <text:h text:style-name="P2" text:outline-level="3">Выбор модели</text:h>
      <text:p text:style-name="P1">С учетом ваших потребностей стоит рассмотреть <text:span text:style-name="Strong_20_Emphasis">GPT-2</text:span> как более легковесный вариант для генерации текста, в то время как BERT может быть хорош для анализа и классификации данных.</text:p>
      <text:h text:style-name="P2" text:outline-level="3">Оценка времени обучения</text:h>
      <text:p text:style-name="P1">Теперь давайте оценим, сколько времени может занять обучение модели на вашем компьютере:</text:p>
      <text:list text:style-name="L7">
        <text:list-item>
          <text:p text:style-name="P19"><text:span text:style-name="Strong_20_Emphasis">Параметры вашего компьютера</text:span>:</text:p>
          <text:list>
            <text:list-item>
              <text:p text:style-name="P19"><text:span text:style-name="Strong_20_Emphasis">Процессор</text:span>: Intel i5-13400</text:p>
            </text:list-item>
            <text:list-item>
              <text:p text:style-name="P19"><text:span text:style-name="Strong_20_Emphasis">Графика</text:span>: NVIDIA GeForce RTX 4700 (хорошая видеокарта для обучения нейронных сетей)</text:p>
            </text:list-item>
          </text:list>
        </text:list-item>
        <text:list-item>
          <text:p text:style-name="P19"><text:span text:style-name="Strong_20_Emphasis">Общее время обучения</text:span>:</text:p>
          <text:list>
            <text:list-item>
              <text:p text:style-name="P19">Время обучения зависит от нескольких факторов: качества динамического датасета (размер батча, длина последовательностей), гиперпараметров, выбранной эпохи и т.д.</text:p>
            </text:list-item>
            <text:list-item>
              <text:p text:style-name="P20">Для модели GPT-2, с учетом 500000 строк данных, обучение может занять от нескольких часов до нескольких дней. Если рассматривать пример с батчами размером 32 и 3-5 эпохами, то на RTX 4700 это может занять от 8 до 20 часов. Меньшие размеры батча и увеличение эпох могут удлинить этот срок.</text:p>
            </text:list-item>
          </text:list>
        </text:list-item>
      </text:list>
      <text:h text:style-name="P2" text:outline-level="3">Рекомендации</text:h>
      <text:list text:style-name="L8">
        <text:list-item>
          <text:p text:style-name="P21">Начните с меньшей модели GPT-2 (например, с 117M параметров), чтобы быстрее получить результаты и протестировать процесс обучения.</text:p>
        </text:list-item>
        <text:list-item>
          <text:p text:style-name="P21">Можно использовать библиотеки, такие как Hugging Face Transformers, которые значительно упрощают процесс дообучения предобученных моделей.</text:p>
        </text:list-item>
        <text:list-item>
          <text:p text:style-name="P22">Мониторьте процесс обучения и корректируйте гиперпараметры по ходу дела, чтобы оптимизировать время и качество результатов.</text:p>
        </text:list-item>
      </text:list>
      <text:p text:style-name="P1">Эти рекомендации помогут вам не только определить модель, которую вы хотите использовать, но и ориентироваться в ожиданиях по времени обучения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3">Можно подробнее про этот момент: Можно использовать библиотеки, такие как Hugging Face Transformers, которые значительно упрощают процесс дообучения предобученных моделей? Какую библиотеку ты можешь порекомендовать?</text:p>
      <text:p text:style-name="P1"/>
      <text:p text:style-name="P1"/>
      <text:p text:style-name="P1">Да, использование библиотек, таких как <text:span text:style-name="T1">Hugging Face Transformers</text:span>, действительно значительно упрощает процесс дообучения предобученных моделей. Давайте рассмотрим, как это работает, и какую библиотеку я могу порекомендовать.</text:p>
      <text:h text:style-name="P2" text:outline-level="3">Hugging Face Transformers</text:h>
      <text:p text:style-name="P1"><text:span text:style-name="Strong_20_Emphasis">Hugging Face Transformers</text:span> — это одна из самых популярных библиотек для работы с моделями трансформеров. Она предоставляет удобные инструменты для загрузки, настройки и дообучения предобученных моделей на ваших данных. Вот несколько ключевых моментов:</text:p>
      <text:list text:style-name="L9">
        <text:list-item>
          <text:p text:style-name="P24"><text:span text:style-name="Strong_20_Emphasis">Предобученные модели</text:span>: Библиотека предлагает множество предобученных моделей для различных задач, включая BERT, GPT-2, RoBERTa и другие. Эти модели можно легко загрузить и использовать.</text:p>
        </text:list-item>
        <text:list-item>
          <text:p text:style-name="P24"><text:span text:style-name="Strong_20_Emphasis">Интуитивно понятный API</text:span>: Hugging Face предоставляет высокоуровневый API, который позволяет быстро начинать работу. Например, вы можете загружать модели и токенизаторы всего в пару строк кода.</text:p>
        </text:list-item>
        <text:list-item>
          <text:p text:style-name="P24"><text:span text:style-name="Strong_20_Emphasis">Поддержка PyTorch и TensorFlow</text:span>: Вы можете использовать лучшее из обеих миров в зависимости от ваших предпочтений и параметров вашего проекта.</text:p>
        </text:list-item>
        <text:list-item>
          <text:p text:style-name="P24"><text:span text:style-name="Strong_20_Emphasis">Инструменты для дообучения</text:span>: Библиотека содержит инструменты для дообучения, такие как <text:span text:style-name="Source_20_Text">Trainer</text:span>, который автоматически обрабатывает режимы обучения, валидации и проверки градиентов. Это позволяет сосредоточиться на настройке гиперпараметров и подготовке данных.</text:p>
        </text:list-item>
        <text:list-item>
          <text:p text:style-name="P25"><text:span text:style-name="Strong_20_Emphasis">Сообщество и документация</text:span>: Hugging Face имеет обширную документацию и активное сообщество, что облегчает решение возникающих вопросов и проблемы.</text:p>
        </text:list-item>
      </text:list>
      <text:h text:style-name="P2" text:outline-level="3">Пример использования</text:h>
      <text:p text:style-name="P1">Вот простой пример использования Hugging Face для дообучения модели BERT:</text:p>
      <text:p text:style-name="P13">python</text:p>
      <text:p text:style-name="P1">Копировать</text:p>
      <text:p text:style-name="P14"><text:span text:style-name="Source_20_Text">from transformers import BertTokenizer, BertForSequenceClassification, Trainer, TrainingArguments</text:span></text:p>
      <text:p text:style-name="P14"><text:span text:style-name="Source_20_Text">from datasets import load_dataset</text:span></text:p>
      <text:p text:style-name="Preformatted_20_Text"/>
      <text:p text:style-name="P14"><text:span text:style-name="Source_20_Text"># Загружаем предобученный токенизатор и модель</text:span></text:p>
      <text:p text:style-name="P14"><text:span text:style-name="Source_20_Text">tokenizer = BertTokenizer.from_pretrained('bert-base-uncased')</text:span></text:p>
      <text:p text:style-name="P14"><text:span text:style-name="Source_20_Text">model = BertForSequenceClassification.from_pretrained('bert-base-uncased', num_labels=2)</text:span></text:p>
      <text:p text:style-name="Preformatted_20_Text"/>
      <text:p text:style-name="P14"><text:span text:style-name="Source_20_Text"># Загружаем и подготавливаем данные</text:span></text:p>
      <text:p text:style-name="P14"><text:soft-page-break/><text:span text:style-name="Source_20_Text">dataset = load_dataset('imdb') <text:s/># примеры данных</text:span></text:p>
      <text:p text:style-name="P14"><text:span text:style-name="Source_20_Text">def tokenize_function(examples):</text:span></text:p>
      <text:p text:style-name="P14"><text:span text:style-name="Source_20_Text"><text:s text:c="4"/>return tokenizer(examples['text'], padding='max_length', truncation=True)</text:span></text:p>
      <text:p text:style-name="Preformatted_20_Text"/>
      <text:p text:style-name="P14"><text:span text:style-name="Source_20_Text">tokenized_datasets = dataset.map(tokenize_function, batched=True)</text:span></text:p>
      <text:p text:style-name="P14"><text:span text:style-name="Source_20_Text">train_dataset = tokenized_datasets['train']</text:span></text:p>
      <text:p text:style-name="P14"><text:span text:style-name="Source_20_Text">test_dataset = tokenized_datasets['test']</text:span></text:p>
      <text:p text:style-name="Preformatted_20_Text"/>
      <text:p text:style-name="P14"><text:span text:style-name="Source_20_Text"># Настраиваем параметры обучения</text:span></text:p>
      <text:p text:style-name="Preformatted_20_Text"><text:span text:style-name="Source_20_Text">training_args = TrainingArguments(</text:span></text:p>
      <text:p text:style-name="P14"><text:span text:style-name="Source_20_Text"><text:s text:c="4"/>output_dir='./results',</text:span></text:p>
      <text:p text:style-name="P14"><text:span text:style-name="Source_20_Text"><text:s text:c="4"/>evaluation_strategy='epoch',</text:span></text:p>
      <text:p text:style-name="P14"><text:span text:style-name="Source_20_Text"><text:s text:c="4"/>learning_rate=2e-5,</text:span></text:p>
      <text:p text:style-name="P14"><text:span text:style-name="Source_20_Text"><text:s text:c="4"/>per_device_train_batch_size=16,</text:span></text:p>
      <text:p text:style-name="P14"><text:span text:style-name="Source_20_Text"><text:s text:c="4"/>num_train_epochs=3,</text:span></text:p>
      <text:p text:style-name="Preformatted_20_Text"><text:span text:style-name="Source_20_Text">)</text:span></text:p>
      <text:p text:style-name="Preformatted_20_Text"/>
      <text:p text:style-name="P14"><text:span text:style-name="Source_20_Text"># Создаём Trainer</text:span></text:p>
      <text:p text:style-name="Preformatted_20_Text"><text:span text:style-name="Source_20_Text">trainer = Trainer(</text:span></text:p>
      <text:p text:style-name="Preformatted_20_Text"><text:span text:style-name="Source_20_Text"><text:s text:c="4"/>model=model,</text:span></text:p>
      <text:p text:style-name="Preformatted_20_Text"><text:span text:style-name="Source_20_Text"><text:s text:c="4"/>args=training_args,</text:span></text:p>
      <text:p text:style-name="Preformatted_20_Text"><text:span text:style-name="Source_20_Text"><text:s text:c="4"/>train_dataset=train_dataset,</text:span></text:p>
      <text:p text:style-name="Preformatted_20_Text"><text:span text:style-name="Source_20_Text"><text:s text:c="4"/>eval_dataset=test_dataset,</text:span></text:p>
      <text:p text:style-name="Preformatted_20_Text"><text:span text:style-name="Source_20_Text">)</text:span></text:p>
      <text:p text:style-name="Preformatted_20_Text"/>
      <text:p text:style-name="P14"><text:span text:style-name="Source_20_Text"># Обучаем модель</text:span></text:p>
      <text:p text:style-name="P26"><text:span text:style-name="Source_20_Text">trainer.train()</text:span></text:p>
      <text:h text:style-name="P2" text:outline-level="3">Другие библиотеки</text:h>
      <text:p text:style-name="P1">Хотя Hugging Face Transformers является наиболее популярным выбором, вы можете также рассмотреть следующие библиотеки:</text:p>
      <text:list text:style-name="L10">
        <text:list-item>
          <text:p text:style-name="P27"><text:span text:style-name="Strong_20_Emphasis">DeepPavlov</text:span>: Подходит для обработки естественного языка и поддерживает множество предобученных моделей и инструментов для их дообучения.</text:p>
        </text:list-item>
        <text:list-item>
          <text:p text:style-name="P27"><text:span text:style-name="Strong_20_Emphasis">Fairseq</text:span>: Разработанная Facebook AI Research, предоставляет мощные инструменты для работы с трансформерами, хотя она более ориентирована на исследовательские задачи.</text:p>
        </text:list-item>
        <text:list-item>
          <text:p text:style-name="P28"><text:span text:style-name="Strong_20_Emphasis">OpenNLP</text:span>: Библиотека для обработки естественного языка от Apache, предлагает реализацию различных моделей, но может быть менее качественной по сравнению с Hugging Face.</text:p>
        </text:list-item>
      </text:list>
      <text:p text:style-name="P1">В общем, для большинства задач Hugging Face Transformers является лучшим выбором благодаря своей простоте в использовании и обширным возможностям.</text:p>
      <text:p text:style-name="P1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line-break/>Конечно! Давайте рассмотрим пример использования библиотеки Hugging Face Transformers для дообучения модели GPT-2 на собственном наборе текстов. Мы будем использовать PyTorch в качестве фреймворка для этого процесса. Ниже представлен пошаговый подход, включая подготовку данных, настройку модели и фактическое дообучение.</text:p>
      <text:h text:style-name="P2" text:outline-level="3">Установка необходимых библиотек</text:h>
      <text:p text:style-name="P1">Сначала убедитесь, что у вас установлены необходимые библиотеки. Вы можете установить Hugging Face Transformers и другие зависимости с помощью pip:</text:p>
      <text:p text:style-name="P13">bash</text:p>
      <text:p text:style-name="P1">Копировать</text:p>
      <text:p text:style-name="P15"><text:span text:style-name="Source_20_Text">pip install transformers datasets torch</text:span></text:p>
      <text:h text:style-name="P2" text:outline-level="3">Подготовка данных</text:h>
      <text:p text:style-name="P1">Для примера предположим, что у вас есть текстовые данные в формате <text:span text:style-name="Source_20_Text">.txt</text:span>. Мы будем использовать библиотеку <text:span text:style-name="Source_20_Text">datasets</text:span> для загрузки и подготовки данных.</text:p>
      <text:p text:style-name="P13">python</text:p>
      <text:p text:style-name="P1">Копировать</text:p>
      <text:p text:style-name="P14"><text:span text:style-name="Source_20_Text">from datasets import load_dataset</text:span></text:p>
      <text:p text:style-name="Preformatted_20_Text"/>
      <text:p text:style-name="P14"><text:span text:style-name="Source_20_Text"># Загрузка текстовых данных</text:span></text:p>
      <text:p text:style-name="P14"><text:span text:style-name="Source_20_Text"># Здесь вы можете использовать ваш собственный путь к текстовому файлу</text:span></text:p>
      <text:p text:style-name="P14"><text:span text:style-name="Source_20_Text">dataset = load_dataset('text', data_files='path/to/your/textfile.txt')</text:span></text:p>
      <text:p text:style-name="Preformatted_20_Text"/>
      <text:p text:style-name="P14"><text:span text:style-name="Source_20_Text"># Посмотрим на данные</text:span></text:p>
      <text:p text:style-name="P15"><text:span text:style-name="Source_20_Text">print(dataset['train'][0])</text:span></text:p>
      <text:h text:style-name="P2" text:outline-level="3">Токенизация</text:h>
      <text:p text:style-name="P1">Сначала нужно токенизировать ваш текст. Модель GPT-2 ожидает определенный формат токенов.</text:p>
      <text:p text:style-name="P13">python</text:p>
      <text:p text:style-name="P1">Копировать</text:p>
      <text:p text:style-name="P14"><text:span text:style-name="Source_20_Text">from transformers import GPT2Tokenizer</text:span></text:p>
      <text:p text:style-name="Preformatted_20_Text"/>
      <text:p text:style-name="P14"><text:span text:style-name="Source_20_Text"># Загружаем токенизатор</text:span></text:p>
      <text:p text:style-name="P14"><text:span text:style-name="Source_20_Text">tokenizer = GPT2Tokenizer.from_pretrained('gpt2')</text:span></text:p>
      <text:p text:style-name="Preformatted_20_Text"/>
      <text:p text:style-name="P14"><text:span text:style-name="Source_20_Text"># Функция токенизации</text:span></text:p>
      <text:p text:style-name="P14"><text:span text:style-name="Source_20_Text">def tokenize_function(examples):</text:span></text:p>
      <text:p text:style-name="P14"><text:span text:style-name="Source_20_Text"><text:s text:c="4"/>return tokenizer(examples['text'], truncation=True, padding='max_length', max_length=512)</text:span></text:p>
      <text:p text:style-name="Preformatted_20_Text"/>
      <text:p text:style-name="P14"><text:span text:style-name="Source_20_Text"># Применяем токенизацию к набору данных</text:span></text:p>
      <text:p text:style-name="P15"><text:span text:style-name="Source_20_Text">tokenized_datasets = dataset.map(tokenize_function, batched=True)</text:span></text:p>
      <text:h text:style-name="P2" text:outline-level="3"><text:soft-page-break/>Подготовка к дообучению</text:h>
      <text:p text:style-name="P1">Теперь мы можем подготовить наши данные для дообучения модели.</text:p>
      <text:p text:style-name="P13">python</text:p>
      <text:p text:style-name="P1">Копировать</text:p>
      <text:p text:style-name="P14"><text:span text:style-name="Source_20_Text">from transformers import GPT2LMHeadModel</text:span></text:p>
      <text:p text:style-name="Preformatted_20_Text"/>
      <text:p text:style-name="P14"><text:span text:style-name="Source_20_Text"># Загружаем предобученную модель GPT-2</text:span></text:p>
      <text:p text:style-name="P14"><text:span text:style-name="Source_20_Text">model = GPT2LMHeadModel.from_pretrained('gpt2')</text:span></text:p>
      <text:p text:style-name="Preformatted_20_Text"/>
      <text:p text:style-name="P14"><text:span text:style-name="Source_20_Text"># Убираем ненужные колонки и оставляем только нужные</text:span></text:p>
      <text:p text:style-name="P14"><text:span text:style-name="Source_20_Text">tokenized_datasets = tokenized_datasets.remove_columns(["text"])</text:span></text:p>
      <text:p text:style-name="P15"><text:span text:style-name="Source_20_Text">tokenized_datasets.set_format('torch')</text:span></text:p>
      <text:h text:style-name="P2" text:outline-level="3">Настройка тренировочного процесса</text:h>
      <text:p text:style-name="P1">Теперь мы можем использовать <text:span text:style-name="Source_20_Text">Trainer</text:span> для настройки процесса дообучения. Установим параметры обучения.</text:p>
      <text:p text:style-name="P13">python</text:p>
      <text:p text:style-name="P1">Копировать</text:p>
      <text:p text:style-name="P14"><text:span text:style-name="Source_20_Text">from transformers import Trainer, TrainingArguments</text:span></text:p>
      <text:p text:style-name="Preformatted_20_Text"/>
      <text:p text:style-name="Preformatted_20_Text"><text:span text:style-name="Source_20_Text">training_args = TrainingArguments(</text:span></text:p>
      <text:p text:style-name="P14"><text:span text:style-name="Source_20_Text"><text:s text:c="4"/>output_dir='./results', <text:s text:c="9"/># директория для сохранения</text:span></text:p>
      <text:p text:style-name="P14"><text:span text:style-name="Source_20_Text"><text:s text:c="4"/>per_device_train_batch_size=2, <text:s text:c="2"/># размер батча</text:span></text:p>
      <text:p text:style-name="P14"><text:span text:style-name="Source_20_Text"><text:s text:c="4"/>per_device_eval_batch_size=2, <text:s text:c="3"/># размер батча для валидации</text:span></text:p>
      <text:p text:style-name="P14"><text:span text:style-name="Source_20_Text"><text:s text:c="4"/>num_train_epochs=3, <text:s text:c="14"/># количество эпох</text:span></text:p>
      <text:p text:style-name="P14"><text:span text:style-name="Source_20_Text"><text:s text:c="4"/>logging_dir='./logs', <text:s text:c="13"/># директория для логов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rainer = Trainer(</text:span></text:p>
      <text:p text:style-name="P14"><text:span text:style-name="Source_20_Text"><text:s text:c="4"/>model=model, <text:s text:c="24"/># модель для дообучения</text:span></text:p>
      <text:p text:style-name="P14"><text:span text:style-name="Source_20_Text"><text:s text:c="4"/>args=training_args, <text:s text:c="17"/># аргументы тренировочного процесса</text:span></text:p>
      <text:p text:style-name="P14"><text:span text:style-name="Source_20_Text"><text:s text:c="4"/>train_dataset=tokenized_datasets['train'], <text:s/># обучающий набор</text:span></text:p>
      <text:p text:style-name="P26"><text:span text:style-name="Source_20_Text">)</text:span></text:p>
      <text:h text:style-name="P2" text:outline-level="3">Запуск дообучения</text:h>
      <text:p text:style-name="P1">Теперь мы готовы запустить процесс дообучения.</text:p>
      <text:p text:style-name="P13">python</text:p>
      <text:p text:style-name="P1">Копировать</text:p>
      <text:p text:style-name="P15"><text:span text:style-name="Source_20_Text">trainer.train()</text:span></text:p>
      <text:h text:style-name="P2" text:outline-level="3">Сохранение модели</text:h>
      <text:p text:style-name="P1">После завершения дообучения нам нужно сохранить модель.</text:p>
      <text:p text:style-name="P13">python</text:p>
      <text:p text:style-name="P1">Копировать</text:p>
      <text:p text:style-name="P14"><text:span text:style-name="Source_20_Text">model.save_pretrained('./final_gpt2_model')</text:span></text:p>
      <text:p text:style-name="P15"><text:span text:style-name="Source_20_Text">tokenizer.save_pretrained('./final_gpt2_model')</text:span></text:p>
      <text:h text:style-name="P2" text:outline-level="3"><text:soft-page-break/>Пример использования дообученной модели</text:h>
      <text:p text:style-name="P1">Теперь, когда модель дообучена, вы можете использовать ее для генерации текста.</text:p>
      <text:p text:style-name="P13">python</text:p>
      <text:p text:style-name="P1">Копировать</text:p>
      <text:p text:style-name="P14"><text:span text:style-name="Source_20_Text">from transformers import pipeline</text:span></text:p>
      <text:p text:style-name="Preformatted_20_Text"/>
      <text:p text:style-name="P14"><text:span text:style-name="Source_20_Text"># Загружаем сохраняемую модель</text:span></text:p>
      <text:p text:style-name="P14"><text:span text:style-name="Source_20_Text">generator = pipeline('text-generation', model='./final_gpt2_model')</text:span></text:p>
      <text:p text:style-name="Preformatted_20_Text"/>
      <text:p text:style-name="P14"><text:span text:style-name="Source_20_Text"># Генерация текста</text:span></text:p>
      <text:p text:style-name="P14"><text:span text:style-name="Source_20_Text">input_text = "Once upon a time"</text:span></text:p>
      <text:p text:style-name="P14"><text:span text:style-name="Source_20_Text">generated_text = generator(input_text, max_length=100, num_return_sequences=1)</text:span></text:p>
      <text:p text:style-name="Preformatted_20_Text"/>
      <text:p text:style-name="P15"><text:span text:style-name="Source_20_Text">print(generated_text)</text:span></text:p>
      <text:h text:style-name="P2" text:outline-level="3">Заключение</text:h>
      <text:p text:style-name="P1">Теперь вы знаете, как дообучить модель GPT-2 с использованием библиотеки Hugging Face Transformers. Вы можете настроить параметры, данные и другие аспекты, чтобы адаптировать процесс под ваши специфические нужды. Удачи в ваших экспериментах с моделями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Приведи код для Шаг 1.</text:p>
      <text:p text:style-name="P16"/>
      <text:p text:style-name="P16"/>
      <text:p text:style-name="P23">Для выполнения Шага 1 по подготовке данных из файла <text:span text:style-name="Source_20_Text">geo-reviews-dataset-2023.tskv</text:span> необходимо собрать данные, очистить их и привести к единому формату. Мы будем использовать библиотеку Pandas для обработки данных. В результате, каждый отзыв будет представлен в виде DataFrame с несколькими столбцами: <text:span text:style-name="Source_20_Text">address</text:span>, <text:span text:style-name="Source_20_Text">name_ru</text:span>, <text:span text:style-name="Source_20_Text">rating</text:span>, <text:span text:style-name="Source_20_Text">rubrics</text:span> и <text:span text:style-name="Source_20_Text">text</text:span>.</text:p>
      <text:p text:style-name="P1">Ниже представлен код на Python для выполнения этой задачи:</text:p>
      <text:h text:style-name="P2" text:outline-level="3">Шаг 1: Подготовка данных</text:h>
      <text:p text:style-name="P13">python</text:p>
      <text:p text:style-name="P1">Копировать</text:p>
      <text:p text:style-name="P14"><text:span text:style-name="Source_20_Text">import pandas as pd</text:span></text:p>
      <text:p text:style-name="Preformatted_20_Text"/>
      <text:p text:style-name="P14"><text:span text:style-name="Source_20_Text"># Путь к файлу с данными</text:span></text:p>
      <text:p text:style-name="P14"><text:span text:style-name="Source_20_Text">file_path = 'path/to/geo-reviews-dataset-2023.tskv'</text:span></text:p>
      <text:p text:style-name="Preformatted_20_Text"/>
      <text:p text:style-name="P14"><text:span text:style-name="Source_20_Text"># Чтение данных из файла</text:span></text:p>
      <text:p text:style-name="P14"><text:span text:style-name="Source_20_Text">data = pd.read_csv(file_path, sep='\t', header=None, names=['raw'])</text:span></text:p>
      <text:p text:style-name="Preformatted_20_Text"/>
      <text:p text:style-name="P14"><text:span text:style-name="Source_20_Text"># Функция для разбивки строки на нужные части</text:span></text:p>
      <text:p text:style-name="P14"><text:span text:style-name="Source_20_Text">def parse_row(row):</text:span></text:p>
      <text:p text:style-name="P14"><text:span text:style-name="Source_20_Text"><text:s text:c="4"/>parts = row.split('\t')</text:span></text:p>
      <text:p text:style-name="P14"><text:span text:style-name="Source_20_Text"><text:s text:c="4"/># Создаем словарь для для строки</text:span></text:p>
      <text:p text:style-name="Preformatted_20_Text"><text:span text:style-name="Source_20_Text"><text:s text:c="4"/>entry = {}</text:span></text:p>
      <text:p text:style-name="P14"><text:span text:style-name="Source_20_Text"><text:s text:c="4"/>for part in parts:</text:span></text:p>
      <text:p text:style-name="P14"><text:span text:style-name="Source_20_Text"><text:s text:c="8"/>key, value = part.split('=')</text:span></text:p>
      <text:p text:style-name="Preformatted_20_Text"><text:span text:style-name="Source_20_Text"><text:s text:c="8"/>entry[key.strip()] = value.strip()</text:span></text:p>
      <text:p text:style-name="P14"><text:span text:style-name="Source_20_Text"><text:s text:c="4"/>return entry</text:span></text:p>
      <text:p text:style-name="Preformatted_20_Text"/>
      <text:p text:style-name="P14"><text:span text:style-name="Source_20_Text"># Применяем функцию ко всем строкам</text:span></text:p>
      <text:p text:style-name="P14"><text:span text:style-name="Source_20_Text">parsed_data = [parse_row(row) for row in data['raw']]</text:span></text:p>
      <text:p text:style-name="Preformatted_20_Text"/>
      <text:p text:style-name="P14"><text:span text:style-name="Source_20_Text"># Создаем DataFrame</text:span></text:p>
      <text:p text:style-name="Preformatted_20_Text"><text:span text:style-name="Source_20_Text">df = pd.DataFrame(parsed_data)</text:span></text:p>
      <text:p text:style-name="Preformatted_20_Text"/>
      <text:p text:style-name="P14"><text:span text:style-name="Source_20_Text"># Очищаем данные: убираем лишние пробелы и заменяем пустые значения на NaN</text:span></text:p>
      <text:p text:style-name="P14"><text:span text:style-name="Source_20_Text">df = df.applymap(lambda x: x.strip() if isinstance(x, str) else x)</text:span></text:p>
      <text:p text:style-name="P14"><text:span text:style-name="Source_20_Text">df.replace('', pd.NA, inplace=True)</text:span></text:p>
      <text:p text:style-name="Preformatted_20_Text"/>
      <text:p text:style-name="P14"><text:span text:style-name="Source_20_Text"># Смотрим на первоначальные данные</text:span></text:p>
      <text:p text:style-name="P14"><text:span text:style-name="Source_20_Text">print(df.head())</text:span></text:p>
      <text:p text:style-name="Preformatted_20_Text"/>
      <text:p text:style-name="P14"><text:span text:style-name="Source_20_Text"># Сохраним очищенные данные в новый файл (опционально)</text:span></text:p>
      <text:p text:style-name="P15"><text:span text:style-name="Source_20_Text">df.to_csv('cleaned_geo_reviews.csv', index=False)</text:span></text:p>
      <text:h text:style-name="P2" text:outline-level="3">Описание кода</text:h>
      <text:list text:style-name="L11">
        <text:list-item>
          <text:p text:style-name="P29"><text:span text:style-name="Strong_20_Emphasis">Импортируем библиотеки</text:span>: Мы используем <text:span text:style-name="Source_20_Text">pandas</text:span> для удобной работы с табличными данными.</text:p>
        </text:list-item>
        <text:list-item>
          <text:p text:style-name="P29"><text:span text:style-name="Strong_20_Emphasis">Чтение данных</text:span>: Файл читается с разделителем <text:span text:style-name="Source_20_Text">\t</text:span> (табуляция), так как данные представлены в формате TSV (tab-separated values).</text:p>
        </text:list-item>
        <text:list-item>
          <text:p text:style-name="P29"><text:soft-page-break/><text:span text:style-name="Strong_20_Emphasis">Парсинг строк</text:span>: Функция <text:span text:style-name="Source_20_Text">parse_row</text:span> разбивает каждую строку на отдельные элементы на основе символа <text:span text:style-name="Source_20_Text">=</text:span> и возвращает их в виде словаря.</text:p>
        </text:list-item>
        <text:list-item>
          <text:p text:style-name="P29"><text:span text:style-name="Strong_20_Emphasis">Создание DataFrame</text:span>: Из списка словарей формируется Pandas DataFrame.</text:p>
        </text:list-item>
        <text:list-item>
          <text:p text:style-name="P29"><text:span text:style-name="Strong_20_Emphasis">Очищаем данные</text:span>: Все строки проходят через функцию <text:span text:style-name="Source_20_Text">strip()</text:span>, чтобы убрать лишние пробелы, а пустые значения заменяются на <text:span text:style-name="Source_20_Text">NaN</text:span>.</text:p>
        </text:list-item>
        <text:list-item>
          <text:p text:style-name="P29"><text:span text:style-name="Strong_20_Emphasis">Вывод данных</text:span>: Печатаем первые несколько строк очищенного DataFrame.</text:p>
        </text:list-item>
        <text:list-item>
          <text:p text:style-name="P30"><text:span text:style-name="Strong_20_Emphasis">Сохранение данных (опционально)</text:span>: Мы можем сохранить очищенные данные в новый CSV файл для дальнейшего использования.</text:p>
        </text:list-item>
      </text:list>
      <text:p text:style-name="P1">Вы можете адаптировать код в зависимости от структуры и формата ваших данных. Если у вас возникнут вопросы по любой части кода или потребуются дополнительные уточнения, не стесняйтесь спрашивать!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, system-ui, 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ial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ial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1:50:12.051316479</meta:creation-date>
    <dc:date>2024-12-08T23:58:32.467392650</dc:date>
    <meta:editing-duration>PT1H50M34S</meta:editing-duration>
    <meta:editing-cycles>4</meta:editing-cycles>
    <meta:generator>LibreOffice/24.8.1.2$Linux_X86_64 LibreOffice_project/480$Build-2</meta:generator>
    <meta:document-statistic meta:table-count="0" meta:image-count="0" meta:object-count="0" meta:page-count="10" meta:paragraph-count="230" meta:word-count="2628" meta:character-count="15061" meta:non-whitespace-character-count="13282"/>
  </office:meta>
</office:document-meta>
</file>